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 style:list-style-name="L1"/>
    <style:style style:name="P2" style:family="paragraph" style:parent-style-name="Textkörper_20_Einrückung_20_Organon">
      <style:paragraph-properties fo:margin-left="0cm" fo:margin-right="0cm" fo:text-indent="0cm" style:auto-text-indent="false"/>
    </style:style>
    <style:style style:name="P3" style:family="paragraph" style:parent-style-name="Textkörper_20_Einrückung_20_Organon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4" style:family="paragraph" style:parent-style-name="Textkörper_20_Einrückung_20_Organon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3">
        <text:h text:style-name="Heading_20_3" text:outline-level="3"><text:bookmark-start text:name="__RefHeading___Toc62902_1640206654"/><text:alphabetical-index-mark-start text:id="IMark92408332"/>Neuer Tab<text:bookmark-end text:name="__RefHeading___Toc62902_1640206654"/><text:alphabetical-index-mark-end text:id="IMark92408332"/></text:h>
        <text:p text:style-name="Text_20_body"/>
        <text:p text:style-name="Textkörper_20_Einrückung_20_Organon">Neue Tabs können durch Auswahl erstellt werden. Auswahlmöglichkeiten sind:</text:p>
        <text:list xml:id="list8630499096806721723" text:style-name="L1">
          <text:list-item>
            <text:p text:style-name="P1"><text:span text:style-name="T1">Eigene Auswahl</text:span>. Erzeugt neues Auswahlfenster, in dem alle zur Verfügung stehenden Files aufgelistet sind.</text:p>
          </text:list-item>
          <text:list-item>
            <text:p text:style-name="P1"><text:span text:style-name="T1">Tags Seitenleiste</text:span>. Neues Auswahlfenster. Aus allen benutzten Tags der Seitenleise können die gewählt werden, die der neue Tab beinhalten soll. Klick auf ausgewählten Eintrag entfernt die Auswahl wieder.</text:p>
          </text:list-item>
          <text:list-item>
            <text:p text:style-name="P1"><text:span text:style-name="T1">Tags Baumansicht</text:span>. Entsprechend der Tags Seitenleiste.</text:p>
          </text:list-item>
          <text:list-item>
            <text:p text:style-name="P1"><text:span text:style-name="T1">Suche</text:span>. Noch nicht implementiert</text:p>
          </text:list-item>
        </text:list>
        <text:p text:style-name="P2"/>
        <text:p text:style-name="P2"><text:span text:style-name="T1">zeitlich anordnen</text:span>: Die gefundenen Dateien und Ordner können entsprechend dem Tag „Zeit“ in der Seitenleiste geordnet werden. Geordnet wird nach Zeit oder Datum oder Zeit und Datum.</text:p>
        <text:p text:style-name="P2">„<text:span text:style-name="T1">nicht ausgezeichnete Dateien einbeziehen</text:span>“ meint, dass die durch Auswahl gefundenen Dateien, die aber keinen Zeit-Tag besitzen, am Ende angehängt werden. Ist dies nicht ausgewählt, werden Dateien ohne Zeit-Tag im neuen Tab nicht erscheinen.</text:p>
        <text:p text:style-name="P2"/>
        <text:p text:style-name="P2"><text:span text:style-name="T1">Tabname</text:span>: frei wählbar. Keine doppelten Einträge in Tabs möglich</text:p>
        <text:p text:style-name="P2"/>
        <text:p text:style-name="P2"><text:alphabetical-index-mark-start text:id="IMark92408332"/><text:span text:style-name="T1">Logische Operatoren</text:span><text:alphabetical-index-mark-end text:id="IMark92408332"/><text:span text:style-name="T1"> </text:span><text:span text:style-name="T2">(∨ <text:s/>und ∧) </text:span></text:p>
        <text:p text:style-name="P3">∨: Logisches Oder</text:p>
        <text:p text:style-name="P3">∧: Logisches Und</text:p>
        <text:p text:style-name="P3">Die logischen Operatoren können zur Auswahl einbezogen werden. Standardmäßig stehen sie auf ∨ (Oder).</text:p>
        <text:p text:style-name="P3">Oder bewirkt, dass alle Auswahlkriterien zutreffen. </text:p>
        <text:p text:style-name="P3">Und bewirkt, dass nur sich überschneidende Kriterien zutreffen.</text:p>
        <text:p text:style-name="P3"/>
        <text:p text:style-name="P2"><text:span text:style-name="T1">Beispiel 1</text:span><text:span text:style-name="T2">: </text:span></text:p>
        <text:p text:style-name="P3">In „Eigene Auswahl“ werden die Dateien 1,2,3,4 ausgewählt.</text:p>
        <text:p text:style-name="P3">In 'Tags Seitenleiste“ werden Tags ausgewählt, die auf die Dateien 2, 3 und 5 zutreffen.</text:p>
        <text:p text:style-name="P3">Bei ∨: Dateien 1,2,3,4,5 werden ausgewählt</text:p>
        <text:p text:style-name="P3">Bei ∧: Dateien 2 und 3 werden ausgewählt</text:p>
        <text:p text:style-name="P3"/>
        <text:p text:style-name="P4">Beispiel 2:</text:p>
        <text:p text:style-name="P3"><text:soft-page-break/>Logischer Operator auf der linken Seite unter „Tags Seitenleiste“:</text:p>
        <text:p text:style-name="P3">Bei ∨: Es werden alle Dateien ausgewählt, die einem oder mehreren der ausgewählten Tags ausgezeichnet sind.</text:p>
        <text:p text:style-name="P3">Bei ∧: Es werden nur die Dateien ausgewählt, die mit allen ausgewählten Tags ausgezeichnet wurde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25:19.127000000</dc:date>
    <meta:editing-duration>P0D</meta:editing-duration>
    <meta:editing-cycles>1</meta:editing-cycles>
    <meta:document-statistic meta:table-count="0" meta:image-count="0" meta:object-count="0" meta:page-count="2" meta:paragraph-count="24" meta:word-count="256" meta:character-count="1763" meta:non-whitespace-character-count="1531"/>
    <meta:generator>LibreOffice/5.0.4.2$Windows_x86 LibreOffice_project/2b9802c1994aa0b7dc6079e128979269cf95bc78</meta:generator>
  </office:meta>
</office:document-meta>
</file>